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.126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pr1" style:family="presentation" style:parent-style-name="Обычный-title">
      <style:graphic-properties fo:min-height="5.5cm" loext:decorative="false"/>
      <style:paragraph-properties style:writing-mode="lr-tb"/>
    </style:style>
    <style:style style:name="pr2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Обычный-outline1">
      <style:graphic-properties fo:min-height="8.884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5.5cm" svg:x="1.4cm" svg:y="5cm" presentation:class="title" presentation:user-transformed="true">
          <draw:text-box>
            <text:p>WEB проект.<text:line-break/>BAZAR</text:p>
          </draw:text-box>
        </draw:frame>
        <draw:frame draw:style-name="gr1" draw:text-style-name="P1" draw:layer="layout" svg:width="7.5cm" svg:height="2.384cm" svg:x="19cm" svg:y="12.5cm">
          <draw:text-box>
            <text:p>Авторы:</text:p>
            <text:p>Иванов Владислав</text:p>
            <text:p>Ланкин Михаил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3" draw:layer="layout" svg:width="25.199cm" svg:height="11cm" svg:x="1.4cm" svg:y="3.5cm" presentation:class="outline" presentation:user-transformed="true">
          <draw:text-box>
            <text:list text:style-name="L2">
              <text:list-item>
                <text:p text:style-name="P3"><text:span text:style-name="T1">Идея: сайт покупок</text:span></text:p>
              </text:list-item>
              <text:list-item>
                <text:p><text:span text:style-name="T1">Назначение: создано для продажи или покупки вещей</text:span></text:p>
              </text:list-item>
              <text:list-item>
                <text:p><text:span text:style-name="T1">Пользовательские группы: все</text:span></text:p>
              </text:list-item>
              <text:list-item>
                <text:p><text:span text:style-name="T1">Обзор содержания: главная страница на которой показываются доступные товары / услуги, есть кнопка регистрации и входа в профиль. В профиле есть возможность редактирования информации о себе, можно менять себе аватарку, из профиля создаётся продажа товара / услуги. Также на главной странице есть поисковая строка для товаров. Также есть возможность добавления изображений для аватарку или товар.</text:span></text:p>
              </text:list-item>
              <text:list-item>
                <text:p><text:span text:style-name="T1">Разработка: Python3, Flask, SQLAlchemy и т.д.</text:span></text:p>
              </text:list-item>
            </text:list>
          </draw:text-box>
        </draw:frame>
        <draw:frame draw:style-name="gr3" draw:text-style-name="P1" draw:layer="layout" svg:width="7cm" svg:height="2.376cm" svg:x="2cm" svg:y="0.857cm">
          <draw:text-box>
            <text:p><text:span text:style-name="T2">BAZA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3" draw:layer="layout" svg:width="25.199cm" svg:height="5.819cm" svg:x="1.4cm" svg:y="4.181cm" presentation:class="outline" presentation:user-transformed="true">
          <draw:text-box>
            <text:list text:style-name="L2">
              <text:list-item>
                <text:p><text:span text:style-name="T1">Классы: Trade, User, Category, TradeForm, RegisterForm, LoginForm, EditForm.</text:span></text:p>
              </text:list-item>
              <text:list-item>
                <text:p><text:span text:style-name="T1">Функции: добавление, изменение, удаление товара, создание, изменение, удаление профиля, выход из профиля, поиск товара, обработчики ошибок.</text:span></text:p>
              </text:list-item>
            </text:list>
          </draw:text-box>
        </draw:frame>
        <draw:frame draw:style-name="gr4" draw:text-style-name="P1" draw:layer="layout" svg:width="10cm" svg:height="2.5cm" svg:x="1.5cm" svg:y="0.5cm">
          <draw:text-box>
            <text:p><text:span text:style-name="T2">Структура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11T23:10:57.164000000</meta:creation-date>
    <dc:date>2025-05-12T00:12:59.823000000</dc:date>
    <meta:editing-duration>PT9M13S</meta:editing-duration>
    <meta:editing-cycles>4</meta:editing-cycles>
    <meta:generator>LibreOffice/24.2.3.2$Windows_X86_64 LibreOffice_project/433d9c2ded56988e8a90e6b2e771ee4e6a5ab2ba</meta:generator>
    <meta:document-statistic meta:object-count="33"/>
  </office:meta>
</office:document-meta>
</file>